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d31" officeooo:paragraph-rsid="00040d31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0d31" officeooo:paragraph-rsid="00040d31" style:font-size-asian="20pt" style:font-size-complex="20pt"/>
    </style:style>
    <style:style style:name="P3" style:family="paragraph" style:parent-style-name="Standard">
      <style:text-properties officeooo:rsid="0005cec8" officeooo:paragraph-rsid="0005cec8"/>
    </style:style>
    <style:style style:name="P4" style:family="paragraph" style:parent-style-name="Standard">
      <style:text-properties officeooo:rsid="00076d9a" officeooo:paragraph-rsid="00076d9a"/>
    </style:style>
    <style:style style:name="P5" style:family="paragraph" style:parent-style-name="Standard">
      <style:text-properties officeooo:rsid="0007fc15" officeooo:paragraph-rsid="0007f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3</text:p>
      <text:p text:style-name="P1"/>
      <text:p text:style-name="P1">2)</text:p>
      <text:p text:style-name="P1">Fonction (numFonction, intitulé) de clé numFOnction</text:p>
      <text:p text:style-name="P1"/>
      <text:p text:style-name="P1">Personnel (NumEmp, Nom, Prénom , Date, numFonction) de clé NumEmp</text:p>
      <text:p text:style-name="P1"/>
      <text:p text:style-name="P1">Unicite de Intitulé</text:p>
      <text:p text:style-name="P1"/>
      <text:p text:style-name="P1">Personnel.numFonction référence Fonction.numFonction</text:p>
      <text:p text:style-name="P1"/>
      <text:p text:style-name="P1">Avant 1000 employés x 20 <text:s/>caractères(1 octet) = 20000 octets</text:p>
      <text:p text:style-name="P1"/>
      <text:p text:style-name="P1">Après 1000 employés x 4 octets + 25 fonctions x 4 octets + 25 x 20 caractères</text:p>
      <text:p text:style-name="P1"/>
      <text:p text:style-name="P1"/>
      <text:p text:style-name="P1"/>
      <text:p text:style-name="P1">3)</text:p>
      <text:p text:style-name="P1">Personnes(id , Adresse , téléphone , donnesId) de clé (id)</text:p>
      <text:p text:style-name="P1"/>
      <text:p text:style-name="P1">Voitures(NumérosImmatriculation ,Marque ,Couleur ,DonnésId) de clé ( NumérosImmatriculation)</text:p>
      <text:p text:style-name="P1"/>
      <text:p text:style-name="P1">Données ( id ,nom ,prénom ,DateNaissance ) de clé (id)</text:p>
      <text:p text:style-name="P1"/>
      <text:p text:style-name="P1">Voitures.données référence Données.id</text:p>
      <text:p text:style-name="P1"/>
      <text:p text:style-name="P1">Personnes.données référence Données.id</text:p>
      <text:p text:style-name="P1"/>
      <text:p text:style-name="P3">Unicité (nom , prénom , DateNaissance)</text:p>
      <text:p text:style-name="P3"/>
      <text:p text:style-name="P3"/>
      <text:p text:style-name="P3"/>
      <text:p text:style-name="P1">4)</text:p>
      <text:p text:style-name="P4">R (r,a,b,c) de clé r</text:p>
      <text:p text:style-name="P4">S (d,e,r) de clé d</text:p>
      <text:p text:style-name="P4">SS r réf R r</text:p>
      <text:p text:style-name="P4">Unicité (a,b)</text:p>
      <text:p text:style-name="P4"/>
      <text:p text:style-name="P4"/>
      <text:p text:style-name="P4"/>
      <text:p text:style-name="P4">5)</text:p>
      <text:p text:style-name="P5">Personnes(numeroPersonne,Nom,Prénom,NumAdressePro,NumAdressePers) de clé NuméroPersonne</text:p>
      <text:p text:style-name="P5"/>
      <text:p text:style-name="P5">Adresse (NuméroAdresse,Rue,CodePostal,Ville) de clé NumeroAdresse</text:p>
      <text:p text:style-name="P5"/>
      <text:p text:style-name="P5">Personne.NumAdressePro réference Adresse.NuméroAdresse</text:p>
      <text:p text:style-name="P5"/>
      <text:p text:style-name="P5">Personne.NumAdressePro réference Adresse.NuméroAdresse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08:23:50.767127439</meta:creation-date>
    <meta:generator>LibreOffice/7.4.1.2$Windows_X86_64 LibreOffice_project/3c58a8f3a960df8bc8fd77b461821e42c061c5f0</meta:generator>
    <dc:date>2023-02-21T09:03:41.212000000</dc:date>
    <meta:editing-duration>PT41M1S</meta:editing-duration>
    <meta:editing-cycles>3</meta:editing-cycles>
    <meta:document-statistic meta:table-count="0" meta:image-count="0" meta:object-count="0" meta:page-count="1" meta:paragraph-count="25" meta:word-count="126" meta:character-count="975" meta:non-whitespace-character-count="873"/>
  </office:meta>
</office:document-meta>
</file>